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Numbering_20_123">
      <style:text-properties officeooo:rsid="0005fd76" officeooo:paragraph-rsid="0005fd76"/>
    </style:style>
    <style:style style:name="P2" style:family="paragraph" style:parent-style-name="Standard" style:list-style-name="Numbering_20_123">
      <style:text-properties officeooo:rsid="0005fd76" officeooo:paragraph-rsid="000f1d53"/>
    </style:style>
    <style:style style:name="P3" style:family="paragraph" style:parent-style-name="Standard" style:list-style-name="Numbering_20_123">
      <style:text-properties officeooo:rsid="0005fd76" officeooo:paragraph-rsid="0018ecc9"/>
    </style:style>
    <style:style style:name="P4" style:family="paragraph" style:parent-style-name="Standard" style:list-style-name="Numbering_20_123">
      <style:text-properties officeooo:rsid="0005fd76" officeooo:paragraph-rsid="0019a74b"/>
    </style:style>
    <style:style style:name="P5" style:family="paragraph" style:parent-style-name="Standard">
      <style:text-properties officeooo:rsid="0005fd76" officeooo:paragraph-rsid="000f1d53"/>
    </style:style>
    <style:style style:name="P6" style:family="paragraph" style:parent-style-name="Standard" style:list-style-name="Numbering_20_123">
      <style:text-properties officeooo:rsid="00241664" officeooo:paragraph-rsid="00241664"/>
    </style:style>
    <style:style style:name="P7" style:family="paragraph" style:parent-style-name="Standard" style:list-style-name="Numbering_20_123">
      <style:text-properties officeooo:rsid="0024a5c3" officeooo:paragraph-rsid="0024a5c3"/>
    </style:style>
    <style:style style:name="P8" style:family="paragraph" style:parent-style-name="Standard" style:list-style-name="Numbering_20_123">
      <style:text-properties officeooo:rsid="00292e99" officeooo:paragraph-rsid="00292e99"/>
    </style:style>
    <style:style style:name="P9" style:family="paragraph" style:parent-style-name="Standard" style:list-style-name="Numbering_20_123">
      <style:text-properties officeooo:rsid="002afa53" officeooo:paragraph-rsid="002afa53"/>
    </style:style>
    <style:style style:name="P10" style:family="paragraph" style:parent-style-name="Standard" style:list-style-name="Numbering_20_123">
      <style:text-properties officeooo:rsid="002c5ed5" officeooo:paragraph-rsid="002c5ed5"/>
    </style:style>
    <style:style style:name="P11" style:family="paragraph" style:parent-style-name="Standard" style:list-style-name="Numbering_20_123">
      <style:text-properties officeooo:rsid="002d381d" officeooo:paragraph-rsid="002d381d"/>
    </style:style>
    <style:style style:name="P12" style:family="paragraph" style:parent-style-name="Standard" style:list-style-name="Numbering_20_123">
      <style:text-properties officeooo:rsid="002fbd69" officeooo:paragraph-rsid="002fbd69"/>
    </style:style>
    <style:style style:name="P13" style:family="paragraph" style:parent-style-name="Standard" style:list-style-name="Numbering_20_123">
      <style:text-properties officeooo:rsid="00301104" officeooo:paragraph-rsid="00301104"/>
    </style:style>
    <style:style style:name="P14" style:family="paragraph" style:parent-style-name="Standard" style:list-style-name="Numbering_20_123">
      <style:text-properties officeooo:rsid="00338eb3" officeooo:paragraph-rsid="00338eb3"/>
    </style:style>
    <style:style style:name="P15" style:family="paragraph" style:parent-style-name="Standard" style:list-style-name="Numbering_20_123">
      <style:text-properties officeooo:rsid="0033b263" officeooo:paragraph-rsid="0033b263"/>
    </style:style>
    <style:style style:name="P16" style:family="paragraph" style:parent-style-name="Standard" style:list-style-name="Numbering_20_123">
      <style:text-properties officeooo:rsid="00345ca9" officeooo:paragraph-rsid="00345ca9"/>
    </style:style>
    <style:style style:name="P17" style:family="paragraph" style:parent-style-name="Standard" style:list-style-name="Numbering_20_123">
      <style:text-properties officeooo:rsid="0034ef5d" officeooo:paragraph-rsid="0034ef5d"/>
    </style:style>
    <style:style style:name="P18" style:family="paragraph" style:parent-style-name="Standard" style:list-style-name="Numbering_20_123">
      <style:text-properties officeooo:rsid="003926b7" officeooo:paragraph-rsid="003926b7"/>
    </style:style>
    <style:style style:name="P19" style:family="paragraph" style:parent-style-name="Standard" style:list-style-name="Numbering_20_123">
      <style:text-properties officeooo:rsid="003a3327" officeooo:paragraph-rsid="003a3327"/>
    </style:style>
    <style:style style:name="T1" style:family="text">
      <style:text-properties officeooo:rsid="00232769"/>
    </style:style>
    <style:style style:name="T2" style:family="text">
      <style:text-properties officeooo:rsid="00241664"/>
    </style:style>
    <style:style style:name="T3" style:family="text">
      <style:text-properties officeooo:rsid="0031920e"/>
    </style:style>
    <style:style style:name="T4" style:family="text">
      <style:text-properties officeooo:rsid="003546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Общие требования для всех заданий:</text:p>
      <text:p text:style-name="Standard">- Обеспечение валидации вводимых данных для предотвращения ошибок.</text:p>
      <text:p text:style-name="Standard">- Разработка должна следовать принципам трехслойной архитектуры,</text:p>
      <text:p text:style-name="Standard">разделяя приложение на слой доступа к данным, бизнес-логику и</text:p>
      <text:p text:style-name="Standard">пользовательский интерфейс.</text:p>
      <text:p text:style-name="Standard">- Важно обеспечить тестирование разработанного функционала для</text:p>
      <text:p text:style-name="Standard">подтверждения его корректной работы.</text:p>
      <text:p text:style-name="Standard"/>
      <text:p text:style-name="Standard">### Задание 2: Система управления задачами для командной работы</text:p>
      <text:p text:style-name="Standard"/>
      <text:p text:style-name="Standard">#### Цели и задачи:</text:p>
      <text:p text:style-name="Standard">Создайте приложение для управления проектами и задачами внутри</text:p>
      <text:p text:style-name="Standard">команды. Приложение должно поддерживать регистрацию и</text:p>
      <text:p text:style-name="Standard">аутентификацию пользователей, создание проектов, добавление</text:p>
      <text:p text:style-name="Standard">участников к проектам, назначение задач с указанием сроков и</text:p>
      <text:p text:style-name="Standard">приоритетов, а также комментирование задач и обмен сообщениями</text:p>
      <text:p text:style-name="Standard">между участниками.</text:p>
      <text:p text:style-name="Standard">Важной частью проекта является отслеживание прогресса выполнения</text:p>
      <text:p text:style-name="Standard">задач и проектов.</text:p>
      <text:p text:style-name="Standard"/>
      <text:p text:style-name="Standard">#### Функционал:</text:p>
      <text:p text:style-name="Standard">- Регистрация и аутентификация пользователей.</text:p>
      <text:p text:style-name="Standard">- Управление проектами и задачами, включая создание, назначение и отслеживание.</text:p>
      <text:p text:style-name="Standard">- Возможность комментирования задач и обмен сообщениями между пользователями.</text:p>
      <text:p text:style-name="Standard">- Отслеживание прогресса по задачам и проектам.</text:p>
      <text:p text:style-name="Standard"/>
      <text:p text:style-name="Standard"/>
      <text:p text:style-name="Standard">-------</text:p>
      <text:p text:style-name="Standard"/>
      <text:list text:style-name="Numbering_20_123">
        <text:list-item>
          <text:p text:style-name="P1">Проект</text:p>
          <text:list>
            <text:list-item>
              <text:p text:style-name="P1">Параметры проекта</text:p>
              <text:list>
                <text:list-item>
                  <text:p text:style-name="P1">ID</text:p>
                </text:list-item>
                <text:list-item>
                  <text:p text:style-name="P10">Название проекта</text:p>
                </text:list-item>
                <text:list-item>
                  <text:p text:style-name="P1">Перечень всех задач</text:p>
                </text:list-item>
                <text:list-item>
                  <text:p text:style-name="P1">Проектная команда</text:p>
                </text:list-item>
                <text:list-item>
                  <text:p text:style-name="P1">Коментарии к проекту</text:p>
                </text:list-item>
                <text:list-item>
                  <text:p text:style-name="P1">% выполнения проекта</text:p>
                </text:list-item>
              </text:list>
            </text:list-item>
            <text:list-item>
              <text:p text:style-name="P1">Задачи</text:p>
              <text:list>
                <text:list-item>
                  <text:p text:style-name="P1">Каждая задача имее несколько состяний</text:p>
                  <text:list>
                    <text:list-item>
                      <text:p text:style-name="P1">To Do – не назначенные задачи</text:p>
                    </text:list-item>
                    <text:list-item>
                      <text:p text:style-name="P1">InProgress – назначенные задачи</text:p>
                      <text:list>
                        <text:list-item>
                          <text:p text:style-name="P1">может быть просрочена</text:p>
                        </text:list-item>
                      </text:list>
                    </text:list-item>
                    <text:list-item>
                      <text:p text:style-name="P1">Done завершенные</text:p>
                    </text:list-item>
                  </text:list>
                </text:list-item>
                <text:list-item>
                  <text:p text:style-name="P1">Параметры задачи</text:p>
                  <text:list>
                    <text:list-item>
                      <text:p text:style-name="P1">ID</text:p>
                    </text:list-item>
                    <text:list-item>
                      <text:p text:style-name="P1">наименование</text:p>
                    </text:list-item>
                    <text:list-item>
                      <text:p text:style-name="P1">краткое описание</text:p>
                    </text:list-item>
                    <text:list-item>
                      <text:p text:style-name="P1">срок исполнения</text:p>
                    </text:list-item>
                    <text:list-item>
                      <text:p text:style-name="P1">исполнитель</text:p>
                    </text:list-item>
                    <text:list-item>
                      <text:p text:style-name="P1">приоритет</text:p>
                    </text:list-item>
                    <text:list-item>
                      <text:p text:style-name="P1">процент выполнения (0-100</text:p>
                    </text:list-item>
                    <text:list-item>
                      <text:p text:style-name="P1">комментарии</text:p>
                    </text:list-item>
                    <text:list-item>
                      <text:p text:style-name="P1"><text:soft-page-break/>состяние (enum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Пользователи</text:p>
          <text:list>
            <text:list-item>
              <text:p text:style-name="P1">Параметры пользователя</text:p>
              <text:list>
                <text:list-item>
                  <text:p text:style-name="P1">ID</text:p>
                </text:list-item>
                <text:list-item>
                  <text:p text:style-name="P1">роль (менеджер/участник)</text:p>
                </text:list-item>
                <text:list-item>
                  <text:p text:style-name="P1">email</text:p>
                </text:list-item>
                <text:list-item>
                  <text:p text:style-name="P1">имя</text:p>
                </text:list-item>
                <text:list-item>
                  <text:p text:style-name="P1">пароль</text:p>
                </text:list-item>
                <text:list-item>
                  <text:p text:style-name="P1">проект в котором участвует пользователь</text:p>
                  <text:list>
                    <text:list-item>
                      <text:p text:style-name="P1">задачи, назначенные пользователю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  <text:list-item>
          <text:p text:style-name="P2">Сервисы</text:p>
          <text:list>
            <text:list-item>
              <text:p text:style-name="P2">Пользователи</text:p>
              <text:list>
                <text:list-item>
                  <text:p text:style-name="P2">Регстрация пользователя</text:p>
                  <text:list>
                    <text:list-item>
                      <text:p text:style-name="P2">-<text:tab/></text:p>
                    </text:list-item>
                  </text:list>
                </text:list-item>
                <text:list-item>
                  <text:p text:style-name="P2">Авторизация в системе и получение прав</text:p>
                  <text:list>
                    <text:list-item>
                      <text:p text:style-name="P2">проверка email/пароля</text:p>
                    </text:list-item>
                    <text:list-item>
                      <text:p text:style-name="P2">получение сессонного ключа (session=DHAKDH2K139349)</text:p>
                    </text:list-item>
                    <text:list-item>
                      <text:p text:style-name="P2">получение прав <text:s/>(сервер)</text:p>
                    </text:list-item>
                  </text:list>
                </text:list-item>
                <text:list-item>
                  <text:p text:style-name="P2">Если менеджер</text:p>
                  <text:list>
                    <text:list-item>
                      <text:p text:style-name="P2">назначение пользователя в проект</text:p>
                    </text:list-item>
                  </text:list>
                </text:list-item>
                <text:list-item>
                  <text:p text:style-name="P2">Если пользователь</text:p>
                  <text:list>
                    <text:list-item>
                      <text:p text:style-name="P14">Получить перечень своих задач</text:p>
                    </text:list-item>
                  </text:list>
                </text:list-item>
              </text:list>
            </text:list-item>
            <text:list-item>
              <text:p text:style-name="P2">Проекты</text:p>
              <text:list>
                <text:list-item>
                  <text:p text:style-name="P2">Создание проекта</text:p>
                </text:list-item>
                <text:list-item>
                  <text:p text:style-name="P3">Назначение пользователя в проект<text:tab/></text:p>
                </text:list-item>
                <text:list-item>
                  <text:p text:style-name="P3">Добавлние задачи для проекта</text:p>
                </text:list-item>
                <text:list-item>
                  <text:p text:style-name="P8">Общий чат (коментарии)</text:p>
                  <text:list>
                    <text:list-item>
                      <text:p text:style-name="P12">добавить сообщение</text:p>
                    </text:list-item>
                  </text:list>
                </text:list-item>
              </text:list>
            </text:list-item>
            <text:list-item>
              <text:p text:style-name="P2">Задачи</text:p>
              <text:list>
                <text:list-item>
                  <text:p text:style-name="P15">Если менеджер</text:p>
                  <text:list>
                    <text:list-item>
                      <text:p text:style-name="P4">Создание задачи <text:span text:style-name="T2">(помещается в To Do лист)</text:span></text:p>
                    </text:list-item>
                    <text:list-item>
                      <text:p text:style-name="P4">Назначение исполнителя, срок исполнения, <text:span text:style-name="T1">приоритет</text:span></text:p>
                    </text:list-item>
                  </text:list>
                </text:list-item>
                <text:list-item>
                  <text:p text:style-name="P6">Коментирование задачи</text:p>
                  <text:list>
                    <text:list-item>
                      <text:p text:style-name="P13">добавить коментарий</text:p>
                    </text:list-item>
                  </text:list>
                </text:list-item>
                <text:list-item>
                  <text:p text:style-name="P6">Указание %% выполнения</text:p>
                  <text:list>
                    <text:list-item>
                      <text:p text:style-name="P7">Если %% выполнение == 100, то помещается в Done</text:p>
                    </text:list-item>
                  </text:list>
                </text:list-item>
              </text:list>
            </text:list-item>
            <text:list-item>
              <text:p text:style-name="P2">Отчеты</text:p>
              <text:list>
                <text:list-item>
                  <text:p text:style-name="P9">Получение отчета по <text:span text:style-name="T3">проекту</text:span></text:p>
                  <text:list>
                    <text:list-item>
                      <text:p text:style-name="P11">Отчет: наименование проекта (%% выполнения)</text:p>
                      <text:list>
                        <text:list-item>
                          <text:list>
                            <text:list-item>
                              <text:p text:style-name="P9">номер</text:p>
                            </text:list-item>
                            <text:list-item>
                              <text:p text:style-name="P9">наименование</text:p>
                            </text:list-item>
                            <text:list-item>
                              <text:p text:style-name="P9">статус todo/…</text:p>
                            </text:list-item>
                            <text:list-item>
                              <text:p text:style-name="P9">исполнитель</text:p>
                            </text:list-item>
                            <text:list-item>
                              <text:p text:style-name="P9">%% выполнения</text:p>
                            </text:list-item>
                            <text:list-item>
                              <text:p text:style-name="P9">просрочена? да/не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Валидация:</text:p>
              <text:list>
                <text:list-item>
                  <text:p text:style-name="P16">для сервисов</text:p>
                  <text:list>
                    <text:list-item>
                      <text:p text:style-name="P16">проверка корректности параметров запроса</text:p>
                      <text:list>
                        <text:list-item>
                          <text:p text:style-name="P16"/>
                        </text:list-item>
                      </text:list>
                    </text:list-item>
                  </text:list>
                </text:list-item>
                <text:list-item>
                  <text:p text:style-name="P16">дл сервера</text:p>
                  <text:list>
                    <text:list-item>
                      <text:p text:style-name="P16">проверка корректности запроса</text:p>
                      <text:list>
                        <text:list-item>
                          <text:p text:style-name="P17"><text:soft-page-break/><text:span text:style-name="T4">Is </text:span>request=…. <text:s/><text:span text:style-name="T4">Valid?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Пользовательсикй интерфейс</text:p>
              <text:list>
                <text:list-item>
                  <text:p text:style-name="P19">Главное меню</text:p>
                  <text:list>
                    <text:list-item>
                      <text:p text:style-name="P19">Регистраци</text:p>
                    </text:list-item>
                    <text:list-item>
                      <text:p text:style-name="P19">Авторизация</text:p>
                    </text:list-item>
                    <text:list-item>
                      <text:p text:style-name="P19">Выход</text:p>
                    </text:list-item>
                  </text:list>
                </text:list-item>
                <text:list-item>
                  <text:p text:style-name="P18">Окно регистрации</text:p>
                  <text:list>
                    <text:list-item>
                      <text:p text:style-name="P18">ввод: </text:p>
                      <text:list>
                        <text:list-item>
                          <text:p text:style-name="P18">email</text:p>
                        </text:list-item>
                        <text:list-item>
                          <text:p text:style-name="P18">имя</text:p>
                        </text:list-item>
                        <text:list-item>
                          <text:p text:style-name="P18">пароль (задается пользователем)</text:p>
                        </text:list-item>
                      </text:list>
                    </text:list-item>
                  </text:list>
                </text:list-item>
                <text:list-item>
                  <text:p text:style-name="P18">Окно авторизации</text:p>
                  <text:list>
                    <text:list-item>
                      <text:p text:style-name="P19">email</text:p>
                    </text:list-item>
                    <text:list-item>
                      <text:p text:style-name="P19">пароль</text:p>
                    </text:list-item>
                  </text:list>
                </text:list-item>
                <text:list-item>
                  <text:p text:style-name="P19">Меню для админа</text:p>
                  <text:list>
                    <text:list-item>
                      <text:p text:style-name="P19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text:continue-numbering="true" text:style-name="Numbering_20_123">
        <text:list-item>
          <text:list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1:05:03.992395050</meta:creation-date>
    <dc:date>2024-02-28T22:04:29.386514167</dc:date>
    <meta:editing-duration>PT59M2S</meta:editing-duration>
    <meta:editing-cycles>47</meta:editing-cycles>
    <meta:generator>LibreOffice/24.2.0.3$Linux_X86_64 LibreOffice_project/420$Build-3</meta:generator>
    <meta:document-statistic meta:table-count="0" meta:image-count="0" meta:object-count="0" meta:page-count="3" meta:paragraph-count="115" meta:word-count="434" meta:character-count="2869" meta:non-whitespace-character-count="2631"/>
  </office:meta>
</office:document-meta>
</file>